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2.75pt"/>
    </style:style>
    <style:style style:name="co3" style:family="table-column">
      <style:table-column-properties fo:break-before="auto" style:column-width="271.19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30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Dependency</text:p>
          </table:table-cell>
          <table:table-cell table:style-name="ce2" office:value-type="float" office:value="1533617148" calcext:value-type="float">
            <text:p>1533617148</text:p>
          </table:table-cell>
          <table:table-cell/>
          <table:table-cell office:value-type="string" calcext:value-type="string">
            <text:p>Dependency</text:p>
          </table:table-cell>
          <table:table-cell table:style-name="ce2" office:value-type="float" office:value="1534400136" calcext:value-type="float">
            <text:p>1534400136</text:p>
          </table:table-cell>
          <table:table-cell/>
          <table:table-cell table:style-name="ce3" office:value-type="string" calcext:value-type="string">
            <text:p>Dependency</text:p>
          </table:table-cell>
          <table:table-cell table:style-name="ce2" office:value-type="float" office:value="1538988577" calcext:value-type="float">
            <text:p>1538988577</text:p>
          </table:table-cell>
          <table:table-cell table:style-name="ce2"/>
          <table:table-cell office:value-type="string" calcext:value-type="string">
            <text:p>1534444(Only for test)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/changecsvcontents.sh changecsvcontents.in1533617148</text:p>
          </table:table-cell>
          <table:table-cell office:value-type="string" calcext:value-type="string">
            <text:p>*F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./changecsvcontents.sh changecsvcontents.in1534400136</text:p>
          </table:table-cell>
          <table:table-cell office:value-type="string" calcext:value-type="string">
            <text:p>*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#Change and replace udp files (server to clien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/changesupcontents.sh changesupcontents.in1533617148</text:p>
          </table:table-cell>
          <table:table-cell office:value-type="string" calcext:value-type="string">
            <text:p>*F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./changesupcontents.sh changesupcontents.in1534400136</text:p>
          </table:table-cell>
          <table:table-cell office:value-type="string" calcext:value-type="string">
            <text:p>*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#Change sup file (snr values from unsigned to sign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/changestatcontents.sh changestatcontents.in1533617148</text:p>
          </table:table-cell>
          <table:table-cell office:value-type="string" calcext:value-type="string">
            <text:p>*F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#Changes stats_sup data (Removes Chapbeam and LastlocalRssi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./merge_split.sh merge_split.in1533617148</text:p>
          </table:table-cell>
          <table:table-cell/>
          <table:table-cell table:style-name="ce1" office:value-type="string" calcext:value-type="string">
            <text:p>1,2</text:p>
          </table:table-cell>
          <table:table-cell office:value-type="string" calcext:value-type="string">
            <text:p>./merge_split.sh merge_split.in1534400136</text:p>
          </table:table-cell>
          <table:table-cell/>
          <table:table-cell table:style-name="ce1"/>
          <table:table-cell office:value-type="string" calcext:value-type="string">
            <text:p>./merge_split.sh merge_split.in15389885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/merge_split.sh merge_split.in1534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Merges all log files in mergelog.in, runs mcssplit.py on merged log fi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runextractplot.sh runextractplot.in153361714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./runextractplot.sh runextractplot.in1534400136</text:p>
          </table:table-cell>
          <table:table-cell/>
          <table:table-cell table:style-name="ce1" office:value-type="string" calcext:value-type="string">
            <text:p>-</text:p>
          </table:table-cell>
          <table:table-cell office:value-type="string" calcext:value-type="string">
            <text:p>./runextractplot.sh runextractplot.in15389885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/runextractplot.sh runextractplot.in1534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Runs extractplot&lt;&gt;.py for all log files in runextractplot.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runtsmerger.sh runtsmerger.in153361714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./runtsmerger.sh runtsmerger.in1534400136</text:p>
          </table:table-cell>
          <table:table-cell/>
          <table:table-cell table:style-name="ce1" office:value-type="string" calcext:value-type="string">
            <text:p>-</text:p>
          </table:table-cell>
          <table:table-cell office:value-type="string" calcext:value-type="string">
            <text:p>./runtsmerger.sh runtsmerger.in15389885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/runtsmerger.sh runtsmerger.in1534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Runs tsmerger&lt;&gt;.py on all log files in runtsmerger.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runstatextractplot.sh runstatextractplot.in153361714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./runstatextractplot.sh runstatextractplot.in1534400136</text:p>
          </table:table-cell>
          <table:table-cell/>
          <table:table-cell table:style-name="ce1" office:value-type="string" calcext:value-type="string">
            <text:p>-</text:p>
          </table:table-cell>
          <table:table-cell office:value-type="string" calcext:value-type="string">
            <text:p>./runstatextractplot.sh runstatextractplot.in15389885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/runstatextractplot.sh runstatextractplot.in1534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Runs statsupextractplot&lt;&gt;.py for all log files in runstatsupextractplot.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7" table:number-rows-spanned="1">
            <text:p>./graphconsolidated.sh graphconsolidated.in</text:p>
          </table:table-cell>
          <table:covered-table-cell table:number-columns-repeated="2"/>
          <table:covered-table-cell table:style-name="ce3"/>
          <table:covered-table-cell/>
          <table:covered-table-cell table:style-name="ce1"/>
          <table:covered-table-cell table:style-name="ce3"/>
          <table:table-cell table:style-name="ce3" office:value-type="string" calcext:value-type="string">
            <text:p>* ?</text:p>
          </table:table-cell>
          <table:table-cell table:style-name="ce3" table:number-columns-repeated="2"/>
          <table:table-cell office:value-type="string" calcext:value-type="string">
            <text:p>#Runs graphconsolidated.py - raph averages/most frequent of perf, sup and stat sup data into two types - 1. based on MCS, 2. -based on data type. Consolidates the graphs into one pictur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./runlatency.sh latency.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/runlatency.sh latency.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Runs latency.py for finding the difference in Timestamp2 and Timestamp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/runcapturetsmerger.sh runcapturetsmerger.in153361714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./runcapturetsmerger.sh runcapturetsmerger.in153440013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./runcapturetsmerger.sh runcapturetsmerger.in15389885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/runcapturetsmerger.sh runcapturetsmerger.in1534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Runs capturetsmerger.py for creating a summary of all distance files and produces data types according to tcp and udp timestam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/liveexxtractplot.sh liveextractplot.in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#Runs liveextract.py, To be used immediately after test trail, for user to review data at test sit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* run once is enough</text:p>
          </table:table-cell>
          <table:table-cell table:number-columns-repeated="12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0/00/0000</text:date>, <text:time style:data-style-name="N2" text:time-value="11:15:39.496872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0:45:49.265399881</meta:creation-date>
    <dc:date>2019-03-01T11:15:55.882890365</dc:date>
    <meta:editing-duration>P5DT4H34M33S</meta:editing-duration>
    <meta:editing-cycles>25</meta:editing-cycles>
    <meta:generator>LibreOffice/5.1.6.2$Linux_X86_64 LibreOffice_project/10m0$Build-2</meta:generator>
    <meta:document-statistic meta:table-count="1" meta:cell-count="105" meta:object-count="0"/>
  </office:meta>
</office:document-meta>
</file>